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d0c8" officeooo:paragraph-rsid="0019d0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nzeptdokumenta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4:43:12.754000000</meta:creation-date>
    <dc:date>2023-12-02T14:43:23.799000000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20" meta:non-whitespace-character-count="20"/>
    <meta:generator>LibreOffice/7.6.2.1$Windows_X86_64 LibreOffice_project/56f7684011345957bbf33a7ee678afaf4d2ba333</meta:generator>
  </office:meta>
</office:document-meta>
</file>